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CalcHotWater.pde */</text:p>
      <text:p text:style-name="P3"/>
      <text:p text:style-name="P3">/* This function gets called when startflg is true (when a temp reading is complete) from loop(). */</text:p>
      <text:p text:style-name="P3">void CalcHotWater()</text:p>
      <text:p text:style-name="P3">{</text:p>
      <text:p text:style-name="P3"><text:s text:c="4"/>byte <text:s text:c="4"/>MaxTankTempMin, ActiveZonePin, dumphr;</text:p>
      <text:p text:style-name="P3"><text:s text:c="4"/>static byte PrevActiveZonePin=0, TimedZonePin = 0, Tank1Tank2Diff = 10;</text:p>
      <text:p text:style-name="P3"><text:s text:c="4"/>static byte StiebelTemp = STIEBEL_TEMP_START;</text:p>
      <text:p text:style-name="P3"><text:s text:c="4"/>float <text:s text:c="3"/>TankTempAvg1, TankTempAvg2;</text:p>
      <text:p text:style-name="P3"><text:s text:c="4"/>boolean <text:s/>UseTank1, UseTank2;</text:p>
      <text:p text:style-name="P3"/>
      <text:p text:style-name="P3"><text:s text:c="4"/>/****** init variables ******/</text:p>
      <text:p text:style-name="P3"><text:s text:c="4"/>UseTank1 = (boolean)GetEEact(USE_TANK1_LOC);</text:p>
      <text:p text:style-name="P3"><text:s text:c="4"/>UseTank2 = (boolean)GetEEact(USE_TANK2_LOC);</text:p>
      <text:p text:style-name="P3"><text:s text:c="4"/>DumpFlag = false;</text:p>
      <text:p text:style-name="P3"><text:s text:c="4"/>ActiveZonePin = 0;</text:p>
      <text:p text:style-name="P3"><text:s/></text:p>
      <text:p text:style-name="P3"><text:s text:c="4"/>MaxTankTempMin = GetEEact(MAX_TANK_TEMP_LOC) - 2;</text:p>
      <text:p text:style-name="P3"><text:s text:c="4"/>TankTempAvg1 = (TSdata[T1TOP_LOC].temp+TSdata[T1BOT_LOC].temp)/2;</text:p>
      <text:p text:style-name="P3"><text:s text:c="4"/>TankTempAvg2 = (TSdata[T2TOP_LOC].temp+TSdata[T2BOT_LOC].temp)/2;</text:p>
      <text:p text:style-name="P3"><text:s text:c="4"/>/* ************************* */</text:p>
      <text:p text:style-name="P3"><text:s text:c="4"/>if(TSdata[T1TOP_LOC].temp &lt; StiebelTemp)</text:p>
      <text:p text:style-name="P3"><text:s text:c="4"/>{</text:p>
      <text:p text:style-name="P3"><text:s text:c="7"/>StiebelTemp = STIEBEL_TEMP_START + 1;</text:p>
      <text:p text:style-name="P3"><text:s text:c="7"/>SendToSlave(ZONE_STIEBEL_PIN, HIGH);</text:p>
      <text:p text:style-name="P3"><text:s text:c="4"/>}</text:p>
      <text:p text:style-name="P3"><text:s text:c="4"/>else</text:p>
      <text:p text:style-name="P3"><text:s text:c="4"/>{</text:p>
      <text:p text:style-name="P3"><text:s text:c="7"/>StiebelTemp = STIEBEL_TEMP_START;</text:p>
      <text:p text:style-name="P3"><text:s text:c="7"/>SendToSlave(ZONE_STIEBEL_PIN, LOW);</text:p>
      <text:p text:style-name="P3"><text:s text:c="4"/>}</text:p>
      <text:p text:style-name="P3"><text:s text:c="4"/>/* Heating the house */</text:p>
      <text:p text:style-name="P3"><text:s text:c="4"/>if(GetEEact(WTR1HS2GG3_LOC) == 2)</text:p>
      <text:p text:style-name="P3"><text:s text:c="4"/>{</text:p>
      <text:p text:style-name="P3"><text:s text:c="8"/>UseTank1 = false;</text:p>
      <text:p text:style-name="P3"><text:s text:c="8"/>UseTank2 = false;</text:p>
      <text:p text:style-name="P3"><text:s text:c="8"/>DispEnabledZone = ss[FindSlaveIdx(ZONE_HOUSE_PIN)].desc;</text:p>
      <text:p text:style-name="P3"><text:s text:c="8"/>TurnOnTemp = 130 + TempDiff;</text:p>
      <text:p text:style-name="P3"><text:s text:c="8"/>if(TSdata[COLLECTOR_LOC].temp &gt; TurnOnTemp)</text:p>
      <text:p text:style-name="P3"><text:s text:c="8"/>{</text:p>
      <text:p text:style-name="P3"><text:s text:c="12"/>TempDiff = GetEEact(TEMP_DIFF_MIN_LOC);</text:p>
      <text:p text:style-name="P3"><text:s text:c="12"/>ActiveZonePin = ZONE_HOUSE_PIN;</text:p>
      <text:p text:style-name="P3"><text:s text:c="12"/>DumpFlag = false;</text:p>
      <text:p text:style-name="P3"><text:s text:c="8"/>}</text:p>
      <text:p text:style-name="P3"><text:s text:c="8"/>else</text:p>
      <text:p text:style-name="P3"><text:s text:c="12"/>TempDiff = GetEEact(TEMP_DIFF_MAX_LOC);</text:p>
      <text:p text:style-name="P3"><text:s text:c="4"/>}</text:p>
      <text:p text:style-name="P3"><text:s text:c="4"/>if(GetEEact(WTR1HS2GG3_LOC) == 3)</text:p>
      <text:p text:style-name="P3"><text:s text:c="4"/>{</text:p>
      <text:p text:style-name="P3"><text:s text:c="8"/>UseTank1 = false;</text:p>
      <text:p text:style-name="P3"><text:s text:c="8"/>UseTank2 = false;</text:p>
      <text:p text:style-name="P3"><text:s text:c="8"/>DispEnabledZone = ss[FindSlaveIdx(ZONE_GARAGE_PIN)].desc;</text:p>
      <text:p text:style-name="P3"><text:s text:c="8"/>TurnOnTemp = 130 + TempDiff;</text:p>
      <text:p text:style-name="P3"><text:soft-page-break/><text:s text:c="8"/>if(TSdata[COLLECTOR_LOC].temp &gt; TurnOnTemp)</text:p>
      <text:p text:style-name="P3"><text:s text:c="8"/>{</text:p>
      <text:p text:style-name="P3"><text:s text:c="12"/>TempDiff = GetEEact(TEMP_DIFF_MIN_LOC);</text:p>
      <text:p text:style-name="P3"><text:s text:c="12"/>ActiveZonePin = ZONE_GARAGE_PIN;</text:p>
      <text:p text:style-name="P3"><text:s text:c="12"/>DumpFlag = false;</text:p>
      <text:p text:style-name="P3"><text:s text:c="8"/>}</text:p>
      <text:p text:style-name="P3"><text:s text:c="8"/>else</text:p>
      <text:p text:style-name="P3"><text:s text:c="12"/>TempDiff = GetEEact(TEMP_DIFF_MAX_LOC);</text:p>
      <text:p text:style-name="P3"><text:s text:c="4"/>}</text:p>
      <text:p text:style-name="P3"><text:s text:c="4"/>/* Tank1 has priority over Tank2. Bring each tank up to MaxTankTemp and */</text:p>
      <text:p text:style-name="P3"><text:s text:c="4"/>/* when both are up to temp then send hot glycol to either the house */</text:p>
      <text:p text:style-name="P3"><text:s text:c="4"/>/* radiator or the garage. At the end of the day dump hot glycol to house */</text:p>
      <text:p text:style-name="P3"><text:s text:c="4"/>/* radiator or garage. */</text:p>
      <text:p text:style-name="P3"><text:s text:c="4"/>if(UseTank1 == true &amp;&amp; UseTank2 == true)</text:p>
      <text:p text:style-name="P3"><text:s text:c="4"/>{</text:p>
      <text:p text:style-name="P3"><text:s text:c="8"/>if(TSdata[T1TOP_LOC].temp &lt;= MaxTankTemp1 &amp;&amp; TankTempAvg1-TankTempAvg2 &lt;= Tank1Tank2Diff)</text:p>
      <text:p text:style-name="P3"><text:s text:c="8"/>{</text:p>
      <text:p text:style-name="P3"><text:s text:c="12"/>UseTank2 = false;</text:p>
      <text:p text:style-name="P3"><text:s text:c="12"/>Tank1Tank2Diff = 20;</text:p>
      <text:p text:style-name="P3"><text:s text:c="8"/>}</text:p>
      <text:p text:style-name="P3"><text:s text:c="8"/>else</text:p>
      <text:p text:style-name="P3"><text:s text:c="8"/>{</text:p>
      <text:p text:style-name="P3"><text:s text:c="12"/>UseTank1 = false;</text:p>
      <text:p text:style-name="P3"><text:s text:c="12"/>Tank1Tank2Diff = 10;</text:p>
      <text:p text:style-name="P3"><text:s text:c="12"/>/* Set lower level of hysteresis here for tank1 because it does not get set in the */</text:p>
      <text:p text:style-name="P3"><text:s text:c="12"/>/* if UseTank1 section below when both tanks are InUse. */</text:p>
      <text:p text:style-name="P3"><text:s text:c="12"/>if(MaxTankTemp1 == GetEEact(MAX_TANK_TEMP_LOC) &amp;&amp; TSdata[T1TOP_LOC].temp &gt; GetEEact(MAX_TANK_TEMP_LOC))</text:p>
      <text:p text:style-name="P3"><text:s text:c="16"/>MaxTankTemp1 = MaxTankTempMin;</text:p>
      <text:p text:style-name="P3"><text:s text:c="8"/>}</text:p>
      <text:p text:style-name="P3"><text:s text:c="4"/>}</text:p>
      <text:p text:style-name="P3"/>
      <text:p text:style-name="P3"><text:s text:c="4"/>if(UseTank1 == true)</text:p>
      <text:p text:style-name="P3"><text:s text:c="4"/>{</text:p>
      <text:p text:style-name="P3"><text:s text:c="8"/>DispEnabledZone = ss[FindSlaveIdx(ZONE_WATER_TANK1_PIN)].desc;</text:p>
      <text:p text:style-name="P3"><text:s text:c="8"/>TurnOnTemp = TSdata[T1TOP_LOC].temp + TempDiff;</text:p>
      <text:p text:style-name="P3"><text:s text:c="8"/>if(TSdata[COLLECTOR_LOC].temp &gt; TurnOnTemp)</text:p>
      <text:p text:style-name="P3"><text:s text:c="8"/>{</text:p>
      <text:p text:style-name="P3"><text:s text:c="12"/>TempDiff = GetEEact(TEMP_DIFF_MIN_LOC);</text:p>
      <text:p text:style-name="P3"><text:s text:c="12"/>if(TSdata[T1TOP_LOC].temp &lt;= MaxTankTemp1)</text:p>
      <text:p text:style-name="P3"><text:s text:c="12"/>{</text:p>
      <text:p text:style-name="P3"><text:s text:c="16"/>ActiveZonePin = ZONE_WATER_TANK1_PIN;</text:p>
      <text:p text:style-name="P3"><text:s text:c="16"/>DumpFlag = false;</text:p>
      <text:p text:style-name="P3"><text:s text:c="16"/>MaxTankTemp1 = GetEEact(MAX_TANK_TEMP_LOC);</text:p>
      <text:p text:style-name="P3"><text:s text:c="12"/>}</text:p>
      <text:p text:style-name="P3"><text:s text:c="12"/>else</text:p>
      <text:p text:style-name="P3"><text:s text:c="12"/>{</text:p>
      <text:p text:style-name="P3"><text:s text:c="16"/>DumpFlag = true;</text:p>
      <text:p text:style-name="P3"><text:s text:c="16"/>DumpTemp = GetEEact(MAX_TANK_TEMP_LOC) + GetEEact(TEMP_DIFF_MAX_LOC);</text:p>
      <text:p text:style-name="P3"><text:s text:c="16"/>MaxTankTemp1 = MaxTankTempMin;</text:p>
      <text:p text:style-name="P3"><text:s text:c="12"/>}</text:p>
      <text:p text:style-name="P3"><text:s text:c="8"/>}</text:p>
      <text:p text:style-name="P3"><text:s text:c="8"/>else</text:p>
      <text:p text:style-name="P3"><text:soft-page-break/><text:s text:c="12"/>TempDiff = GetEEact(TEMP_DIFF_MAX_LOC);</text:p>
      <text:p text:style-name="P3"><text:s text:c="4"/>}</text:p>
      <text:p text:style-name="P3"/>
      <text:p text:style-name="P3"><text:s text:c="4"/>if(UseTank2 == true)</text:p>
      <text:p text:style-name="P3"><text:s text:c="4"/>{</text:p>
      <text:p text:style-name="P3"><text:s text:c="8"/>DispEnabledZone = ss[FindSlaveIdx(ZONE_WATER_TANK2_PIN)].desc;</text:p>
      <text:p text:style-name="P3"><text:s text:c="8"/>TurnOnTemp = TSdata[T2TOP_LOC].temp + TempDiff;</text:p>
      <text:p text:style-name="P3"><text:s text:c="8"/>if(TSdata[COLLECTOR_LOC].temp &gt; TurnOnTemp)</text:p>
      <text:p text:style-name="P3"><text:s text:c="8"/>{</text:p>
      <text:p text:style-name="P3"><text:s text:c="12"/>TempDiff = GetEEact(TEMP_DIFF_MIN_LOC);</text:p>
      <text:p text:style-name="P3"><text:s text:c="12"/>if(TSdata[T2TOP_LOC].temp &lt;= MaxTankTemp2)</text:p>
      <text:p text:style-name="P3"><text:s text:c="12"/>{</text:p>
      <text:p text:style-name="P3"><text:s text:c="16"/>ActiveZonePin = ZONE_WATER_TANK2_PIN;</text:p>
      <text:p text:style-name="P3"><text:s text:c="16"/>DumpFlag = false;</text:p>
      <text:p text:style-name="P3"><text:s text:c="16"/>MaxTankTemp2 = GetEEact(MAX_TANK_TEMP_LOC);</text:p>
      <text:p text:style-name="P3"><text:s text:c="12"/>}</text:p>
      <text:p text:style-name="P3"><text:s text:c="12"/>else</text:p>
      <text:p text:style-name="P3"><text:s text:c="12"/>{</text:p>
      <text:p text:style-name="P3"><text:s text:c="16"/>DumpFlag = true;</text:p>
      <text:p text:style-name="P3"><text:s text:c="16"/>DumpTemp = GetEEact(MAX_TANK_TEMP_LOC) + GetEEact(TEMP_DIFF_MAX_LOC);</text:p>
      <text:p text:style-name="P3"><text:s text:c="16"/>MaxTankTemp2 = MaxTankTempMin;</text:p>
      <text:p text:style-name="P3"><text:s text:c="12"/>}</text:p>
      <text:p text:style-name="P3"><text:s text:c="8"/>}</text:p>
      <text:p text:style-name="P3"><text:s text:c="8"/>else</text:p>
      <text:p text:style-name="P3"><text:s text:c="12"/>TempDiff = GetEEact(TEMP_DIFF_MAX_LOC);</text:p>
      <text:p text:style-name="P3"><text:s text:c="4"/>}</text:p>
      <text:p text:style-name="P3"><text:s text:c="7"/></text:p>
      <text:p text:style-name="P3"/>
      <text:p text:style-name="P3"><text:s text:c="4"/>if(UseTank1 == false &amp;&amp; UseTank2 == false &amp;&amp; GetEEact(WTR1HS2GG3_LOC) == 1)</text:p>
      <text:p text:style-name="P3"><text:s text:c="4"/>{</text:p>
      <text:p text:style-name="P3"><text:s text:c="8"/>DispEnabledZone = "!Tank ";</text:p>
      <text:p text:style-name="P3"><text:s text:c="8"/>if(TSdata[COLLECTOR_LOC].temp &gt; GetEEact(MAX_TANK_TEMP_LOC))</text:p>
      <text:p text:style-name="P3"><text:s text:c="8"/>{</text:p>
      <text:p text:style-name="P3"><text:s text:c="11"/>DumpTemp = GetEEact(MAX_TANK_TEMP_LOC);</text:p>
      <text:p text:style-name="P3"><text:s text:c="11"/>DumpFlag = true;;</text:p>
      <text:p text:style-name="P3"><text:s text:c="8"/>}</text:p>
      <text:p text:style-name="P3"><text:s text:c="8"/>else</text:p>
      <text:p text:style-name="P3"><text:s text:c="11"/>DumpFlag = false;</text:p>
      <text:p text:style-name="P3"><text:s text:c="4"/>}</text:p>
      <text:p text:style-name="P3"/>
      <text:p text:style-name="P3"><text:s text:c="4"/>/* Start the dump 1 hr earlier than the param setting if heat is enabled. */</text:p>
      <text:p text:style-name="P3"><text:s text:c="4"/>/* This is because DST and the clock gets updated each day */</text:p>
      <text:p text:style-name="P3"><text:s text:c="4"/>/* If dump time is set to 16:15 then dump at 15:15. The sun does not shines on */</text:p>
      <text:p text:style-name="P3"><text:s text:c="4"/>/* the collectors after about 3PM during the winter. */</text:p>
      <text:p text:style-name="P3"><text:s text:c="4"/>dumphr = GetEEact(DUMP_TIME_HR_LOC);</text:p>
      <text:p text:style-name="P3"><text:s text:c="4"/>if(HeatEnabled &amp;&amp; dumphr &gt; 0)</text:p>
      <text:p text:style-name="P3"><text:s text:c="8"/>dumphr--;</text:p>
      <text:p text:style-name="P3"><text:s text:c="4"/>if((int)(hr*60)+min &gt;= (int)(dumphr*60) + GetEEact(DUMP_TIME_MIN_LOC) &amp;&amp; ActiveZonePin == 0)</text:p>
      <text:p text:style-name="P3"><text:s text:c="4"/>{</text:p>
      <text:p text:style-name="P3"><text:s text:c="8"/>DumpFlag = true;</text:p>
      <text:p text:style-name="P3"><text:s text:c="8"/>DumpTemp = 100;</text:p>
      <text:p text:style-name="P3"><text:s text:c="8"/>/* The idea is to start at a diff of 10 so most likely tank2 will be chosen */</text:p>
      <text:p text:style-name="P3"><text:s text:c="8"/>/* to start the day off. If it's a cloudy day then there is the chance we could */</text:p>
      <text:p text:style-name="P3"><text:soft-page-break/><text:s text:c="8"/>/* actually lose some heat in the tank and best if it's from tank2. */</text:p>
      <text:p text:style-name="P3"><text:s text:c="8"/>Tank1Tank2Diff = 10; /* reset to 10 to get ready for the next day */</text:p>
      <text:p text:style-name="P3"><text:s text:c="4"/>}</text:p>
      <text:p text:style-name="P3"/>
      <text:p text:style-name="P3"><text:s text:c="4"/>if(DumpFlag == true)</text:p>
      <text:p text:style-name="P3"><text:s text:c="4"/>{</text:p>
      <text:p text:style-name="P3"><text:s text:c="8"/>if(TSdata[COLLECTOR_LOC].temp &gt;= DumpTemp)</text:p>
      <text:p text:style-name="P3"><text:s text:c="8"/>{</text:p>
      <text:p text:style-name="P3"><text:s text:c="12"/>if(HeatEnabled == true)</text:p>
      <text:p text:style-name="P3"><text:s text:c="16"/>ActiveZonePin = ZONE_HOUSE_PIN;</text:p>
      <text:p text:style-name="P3"><text:s text:c="12"/>else</text:p>
      <text:p text:style-name="P3"><text:s text:c="16"/>ActiveZonePin = ZONE_GARAGE_PIN;</text:p>
      <text:p text:style-name="P3"><text:s text:c="8"/>}</text:p>
      <text:p text:style-name="P3"><text:s text:c="4"/>}</text:p>
      <text:p text:style-name="P3"><text:s text:c="4"/>/* if Collector is so cold the anti freese might freeze then */</text:p>
      <text:p text:style-name="P3"><text:s text:c="4"/>/* take warmer water from the garage */</text:p>
      <text:p text:style-name="P3"><text:s text:c="4"/>/* The number stored in FREEZE EEPROM is the number of degrees */</text:p>
      <text:p text:style-name="P3"><text:s text:c="4"/>/* below freezing F */</text:p>
      <text:p text:style-name="P3"><text:s text:c="4"/>if(TSdata[COLLECTOR_LOC].temp &lt;= (float)(32-GetEEact(FREEZE_LOC)))</text:p>
      <text:p text:style-name="P3"><text:s text:c="4"/>{</text:p>
      <text:p text:style-name="P3"><text:s text:c="8"/>DispEnabledZone = ss[FindSlaveIdx(ZONE_GARAGE_PIN)].desc;</text:p>
      <text:p text:style-name="P3"><text:s text:c="8"/>ActiveZonePin = ZONE_GARAGE_PIN;</text:p>
      <text:p text:style-name="P3"><text:s text:c="4"/>}</text:p>
      <text:p text:style-name="P3"/>
      <text:p text:style-name="P3"><text:s text:c="4"/>/* Zone valve is off and no other valve is opening */</text:p>
      <text:p text:style-name="P3"><text:s text:c="4"/>if(PrevActiveZonePin &gt; 0 &amp;&amp; ActiveZonePin == 0)</text:p>
      <text:p text:style-name="P3"><text:s text:c="4"/>{</text:p>
      <text:p text:style-name="P3"><text:s text:c="8"/>byte ssidx;</text:p>
      <text:p text:style-name="P3"><text:s text:c="8"/></text:p>
      <text:p text:style-name="P3"><text:s text:c="8"/>ssidx = FindSlaveIdx(PrevActiveZonePin);</text:p>
      <text:p text:style-name="P3"><text:s text:c="8"/>ZoneTimerCnt = GetEEact(ZONE_OFF_TIMER_LOC); /* counts down in OneSecTimer(); keep open for 30 min */</text:p>
      <text:p text:style-name="P3"><text:s text:c="8"/>TimedZonePin = PrevActiveZonePin;</text:p>
      <text:p text:style-name="P3"><text:s text:c="8"/>/* This elapsed time stuff gets done in the SendToSlave() function but */</text:p>
      <text:p text:style-name="P3"><text:s text:c="8"/>/* need to keep this valve open but finish the elapsed timing for now */</text:p>
      <text:p text:style-name="P3"><text:s text:c="8"/>ss[ssidx].elapsed_millis += millis() - ss[ssidx].start_millis;</text:p>
      <text:p text:style-name="P3"><text:s text:c="8"/>ss[ssidx].start_millis = millis();</text:p>
      <text:p text:style-name="P3"><text:s text:c="4"/>}</text:p>
      <text:p text:style-name="P3"><text:s text:c="4"/>if(TimedZonePin &gt; 0 &amp;&amp; ZoneTimerCnt == 0)</text:p>
      <text:p text:style-name="P3"><text:s text:c="4"/>{</text:p>
      <text:p text:style-name="P3"><text:s text:c="8"/>SendToSlave(TimedZonePin, LOW);</text:p>
      <text:p text:style-name="P3"><text:s text:c="8"/>TimedZonePin = 0;</text:p>
      <text:p text:style-name="P3"><text:s text:c="4"/>}</text:p>
      <text:p text:style-name="P3"><text:s text:c="4"/>if(ActiveZonePin &gt; 0 || TimedZonePin &gt; 0 || ss[FindSlaveIdx(ZONE_STIEBEL_PIN)].state == HIGH)</text:p>
      <text:p text:style-name="P3"><text:s text:c="8"/>SendToSlave(TRANSFORMER_PIN, HIGH);</text:p>
      <text:p text:style-name="P3"><text:s text:c="4"/>else</text:p>
      <text:p text:style-name="P3"><text:s text:c="8"/>SendToSlave(TRANSFORMER_PIN, LOW);</text:p>
      <text:p text:style-name="P3"><text:s text:c="8"/></text:p>
      <text:p text:style-name="P3"><text:s text:c="4"/>/* open and close the zone valves */</text:p>
      <text:p text:style-name="P3"><text:s text:c="4"/>/* If one zone valve is closing and another is opening */</text:p>
      <text:p text:style-name="P3"><text:s text:c="4"/>if(PrevActiveZonePin &gt; 0 &amp;&amp; ActiveZonePin &gt; 0 &amp;&amp; PrevActiveZonePin != ActiveZonePin)</text:p>
      <text:p text:style-name="P3"><text:s text:c="8"/>SendToSlave(PrevActiveZonePin, LOW);</text:p>
      <text:p text:style-name="P3"><text:s text:c="4"/>if(ActiveZonePin &gt; 0)</text:p>
      <text:p text:style-name="P3"><text:s text:c="4"/>{</text:p>
      <text:p text:style-name="P3"><text:soft-page-break/><text:s text:c="8"/>if(TimedZonePin &gt; 0 &amp;&amp; TimedZonePin != ActiveZonePin)</text:p>
      <text:p text:style-name="P3"><text:s text:c="12"/>SendToSlave(TimedZonePin, LOW);</text:p>
      <text:p text:style-name="P3"><text:s text:c="8"/>TimedZonePin = 0;</text:p>
      <text:p text:style-name="P3"><text:s text:c="8"/>ZoneTimerCnt = 0;</text:p>
      <text:p text:style-name="P3"><text:s text:c="8"/>/* The elapsed time stuff gets done in SendToSlave() but here we have */</text:p>
      <text:p text:style-name="P3"><text:s text:c="8"/>/* to reset the period start millis in case the timed zone re-starts */</text:p>
      <text:p text:style-name="P3"><text:s text:c="8"/>if(ActiveZonePin == TimedZonePin)</text:p>
      <text:p text:style-name="P3"><text:s text:c="12"/>ss[FindSlaveIdx(ActiveZonePin)].start_millis = millis();</text:p>
      <text:p text:style-name="P3"><text:s text:c="8"/>SendToSlave(ActiveZonePin, HIGH);</text:p>
      <text:p text:style-name="P3"><text:s text:c="8"/>DispActiveZone = ss[FindSlaveIdx(ActiveZonePin)].desc;</text:p>
      <text:p text:style-name="P3"><text:s text:c="8"/>if(PrevActiveZonePin != ActiveZonePin)</text:p>
      <text:p text:style-name="P3"><text:s text:c="12"/>ZoneValveEndSwitchTimer = GetEEact(END_SWTCH_SEC_LOC); /* counts down in OneSecTimer() */</text:p>
      <text:p text:style-name="P3"><text:s text:c="4"/>}</text:p>
      <text:p text:style-name="P3"><text:s text:c="4"/>else</text:p>
      <text:p text:style-name="P3"><text:s text:c="8"/>DispActiveZone = Space6;</text:p>
      <text:p text:style-name="P3"/>
      <text:p text:style-name="P3"><text:s text:c="4"/>/* Turn the pump on or off here based on the zone valves. */</text:p>
      <text:p text:style-name="P3"><text:s text:c="4"/>if(ActiveZonePin &gt; 0)</text:p>
      <text:p text:style-name="P3"><text:s text:c="4"/>{</text:p>
      <text:p text:style-name="P3"><text:s text:c="8"/>if(ZoneValveEndSwitch == HIGH || ZoneValveEndSwitchTimer == 0)</text:p>
      <text:p text:style-name="P3"><text:s text:c="12"/>SendToSlave(PUMP_PIN, HIGH);</text:p>
      <text:p text:style-name="P3"><text:s text:c="4"/>}</text:p>
      <text:p text:style-name="P3"><text:s text:c="4"/>else</text:p>
      <text:p text:style-name="P3"><text:s text:c="8"/>SendToSlave(PUMP_PIN, LOW);</text:p>
      <text:p text:style-name="P3"><text:s text:c="8"/></text:p>
      <text:p text:style-name="P3"><text:s text:c="4"/>if(ActiveZonePin == ZONE_GARAGE_PIN )</text:p>
      <text:p text:style-name="P3"><text:s text:c="8"/>SendToSlave(PUMP_GARAGE_PIN, HIGH);</text:p>
      <text:p text:style-name="P3"><text:s text:c="4"/>else</text:p>
      <text:p text:style-name="P3"><text:s text:c="8"/>SendToSlave(PUMP_GARAGE_PIN, LOW);</text:p>
      <text:p text:style-name="P3"/>
      <text:p text:style-name="P3"><text:s text:c="4"/>/* If end switch(es) are open (zone valve closed) and a zone is active */</text:p>
      <text:p text:style-name="P3"><text:s text:c="4"/>/* (valve should be open) and the Timer has counted down to 0 - */</text:p>
      <text:p text:style-name="P3"><text:s text:c="4"/>/* then there is a problem. A zone valve either did not open or */</text:p>
      <text:p text:style-name="P3"><text:s text:c="4"/>/* the zone valve end switch failed. */</text:p>
      <text:p text:style-name="P3"><text:s text:c="4"/>if(ZoneValveEndSwitch == LOW &amp;&amp; ActiveZonePin &gt; 0 &amp;&amp; ZoneValveEndSwitchTimer == 0)</text:p>
      <text:p text:style-name="P3"><text:s text:c="8"/>ErrorString = "ZoneValv";</text:p>
      <text:p text:style-name="P3"><text:s text:c="8"/></text:p>
      <text:p text:style-name="P3"><text:s text:c="4"/>PrevActiveZonePin = ActiveZonePin;</text:p>
      <text:p text:style-name="P3">} <text:s/>/* end of function */</text:p>
      <text:p text:style-name="P3"/>
      <text:p text:style-name="P3">/* Check if collector is too hot. Indicates a malfunction somewhere. */</text:p>
      <text:p text:style-name="P3">/* Set flag. Set timer for 10 seconds. When the timer goes to 0 */</text:p>
      <text:p text:style-name="P3">/* and the situation has not corrected itself then */</text:p>
      <text:p text:style-name="P3">/* open all valves and turn on all pumps. */</text:p>
      <text:p text:style-name="P3">/* This will continue until flag is reset. */</text:p>
      <text:p text:style-name="P3">void CheckTooHot()</text:p>
      <text:p text:style-name="P3">{</text:p>
      <text:p text:style-name="P3"><text:s text:c="4"/>byte x;</text:p>
      <text:p text:style-name="P3"><text:s text:c="4"/></text:p>
      <text:p text:style-name="P3"><text:s text:c="4"/>if(TSdata[COLLECTOR_LOC].temp &gt;= (GetEEact(MAX_TANK_TEMP_LOC) + GetEEact(TEMP_DIFF_MAX_LOC) + 15))</text:p>
      <text:p text:style-name="P3"><text:s text:c="4"/>{</text:p>
      <text:p text:style-name="P3"><text:s text:c="8"/>if(CollectorTooHotFlag == false)</text:p>
      <text:p text:style-name="P3"><text:soft-page-break/><text:s text:c="8"/>{</text:p>
      <text:p text:style-name="P3"><text:s text:c="12"/>ZoneTimerCnt = 0;</text:p>
      <text:p text:style-name="P3"><text:s text:c="12"/>CollectorTooHotFlag = true;</text:p>
      <text:p text:style-name="P3"><text:s text:c="12"/>CollectorTooHotTimer = 10; /* set to 10 seconds. Counts down in timer func() */</text:p>
      <text:p text:style-name="P3"><text:s text:c="8"/>}</text:p>
      <text:p text:style-name="P3"><text:s text:c="8"/>else</text:p>
      <text:p text:style-name="P3"><text:s text:c="8"/>{</text:p>
      <text:p text:style-name="P3"><text:s text:c="12"/>if(CollectorTooHotTimer == 0)</text:p>
      <text:p text:style-name="P3"><text:s text:c="12"/>{</text:p>
      <text:p text:style-name="P3"><text:s text:c="16"/>ErrorString = "TooHot";</text:p>
      <text:p text:style-name="P3"><text:s text:c="16"/>for(x=0; x&lt;NUM_SLAVE_PINS; x++)</text:p>
      <text:p text:style-name="P3"><text:s text:c="16"/>{</text:p>
      <text:p text:style-name="P3"><text:s text:c="20"/>if(ss[x].pin == BUZZER_PIN)</text:p>
      <text:p text:style-name="P3"><text:s text:c="24"/>continue;</text:p>
      <text:p text:style-name="P3"><text:s text:c="20"/>SendToSlave(ss[x].pin, HIGH);</text:p>
      <text:p text:style-name="P3"><text:s text:c="16"/>}</text:p>
      <text:p text:style-name="P3"><text:s text:c="12"/>}</text:p>
      <text:p text:style-name="P3"><text:s text:c="8"/>}</text:p>
      <text:p text:style-name="P3"><text:s text:c="4"/>}</text:p>
      <text:p text:style-name="P3"><text:s text:c="4"/>else</text:p>
      <text:p text:style-name="P3"><text:s text:c="4"/>{</text:p>
      <text:p text:style-name="P3"><text:s text:c="8"/>/* if flag was set but now collector temp is lower */</text:p>
      <text:p text:style-name="P3"><text:s text:c="8"/>/* turn everything off and CalcHotWater() should take over */</text:p>
      <text:p text:style-name="P3"><text:s text:c="8"/>if(CollectorTooHotFlag)</text:p>
      <text:p text:style-name="P3"><text:s text:c="8"/>{</text:p>
      <text:p text:style-name="P3"><text:s text:c="12"/>for(x=0; x&lt;NUM_SLAVE_PINS; x++)</text:p>
      <text:p text:style-name="P3"><text:s text:c="12"/>{</text:p>
      <text:p text:style-name="P3"><text:s text:c="16"/>if(ss[x].pin == BUZZER_PIN)</text:p>
      <text:p text:style-name="P3"><text:s text:c="20"/>continue;</text:p>
      <text:p text:style-name="P3"><text:s text:c="16"/>SendToSlave(ss[x].pin, LOW);</text:p>
      <text:p text:style-name="P3"><text:s text:c="12"/>}</text:p>
      <text:p text:style-name="P3"><text:s text:c="12"/>CollectorTooHotFlag = false;</text:p>
      <text:p text:style-name="P3"><text:s text:c="8"/>}</text:p>
      <text:p text:style-name="P3"><text:s text:c="4"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1965in" style:num-format="1" text:number-position="left" text:increment="1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file-name text:display="name-and-extension">CalcHotWater.odt</text:file-name> <text:s/><text:date style:data-style-name="N37" text:date-value="2009-12-02T19:24:24.59">12/02/09</text:date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ard Hollabaugh</meta:initial-creator>
    <meta:creation-date>2009-02-18T16:37:32.72</meta:creation-date>
    <dc:date>2009-12-02T19:24:24.50</dc:date>
    <dc:creator>Richard Hollabaugh</dc:creator>
    <meta:editing-duration>PT00H27M20S</meta:editing-duration>
    <meta:editing-cycles>13</meta:editing-cycles>
    <meta:generator>OpenOffice.org/3.0$Win32 OpenOffice.org_project/300m15$Build-9379</meta:generator>
    <meta:printed-by>Richard Hollabaugh</meta:printed-by>
    <meta:print-date>2009-10-28T16:44:15.99</meta:print-date>
    <meta:document-statistic meta:table-count="0" meta:image-count="0" meta:object-count="0" meta:page-count="6" meta:paragraph-count="289" meta:word-count="1158" meta:character-count="10447"/>
  </office:meta>
</office:document-meta>
</file>